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entury Gothic" fo:font-size="10pt" fo:font-weight="bold" style:font-size-asian="10pt" style:font-weight-asian="bold" style:font-size-complex="10pt"/>
    </style:style>
    <style:style style:name="P2" style:family="paragraph" style:parent-style-name="Standard">
      <style:paragraph-properties style:line-height-at-least="0.529cm"/>
      <style:text-properties style:font-name="Century Gothic" fo:font-size="10pt" style:font-size-asian="10pt" style:font-name-complex="Arial1" style:font-size-complex="10pt"/>
    </style:style>
    <style:style style:name="P3" style:family="paragraph" style:parent-style-name="Standard">
      <style:text-properties style:font-name="Century Gothic" fo:font-size="10pt" fo:letter-spacing="0.021cm" fo:language="en" fo:country="US" style:font-size-asian="10pt" style:font-name-complex="Arial1" style:font-size-complex="10pt"/>
    </style:style>
    <style:style style:name="P4" style:family="paragraph" style:parent-style-name="Standard">
      <style:text-properties style:font-name="Century Gothic" fo:font-size="10pt" fo:letter-spacing="0.021cm" fo:language="en" fo:country="US" fo:font-weight="bold" style:font-size-asian="10pt" style:font-weight-asian="bold" style:font-name-complex="Arial1" style:font-size-complex="10pt"/>
    </style:style>
    <style:style style:name="P5" style:family="paragraph" style:parent-style-name="Standard">
      <style:paragraph-properties style:line-height-at-least="0.529cm"/>
    </style:style>
    <style:style style:name="P6" style:family="paragraph" style:parent-style-name="Standard">
      <style:paragraph-properties fo:background-color="#ffffff">
        <style:background-image/>
      </style:paragraph-properties>
    </style:style>
    <style:style style:name="P7" style:family="paragraph" style:parent-style-name="Standard">
      <style:paragraph-properties fo:background-color="#ffffff">
        <style:background-image/>
      </style:paragraph-properties>
      <style:text-properties fo:color="#660099" style:font-name="Century Gothic" fo:font-size="10pt" style:text-underline-style="solid" style:text-underline-width="auto" style:text-underline-color="font-color" style:font-size-asian="10pt" style:font-size-complex="10pt"/>
    </style:style>
    <style:style style:name="P8" style:family="paragraph" style:parent-style-name="Standard">
      <style:paragraph-properties fo:margin-top="0cm" fo:margin-bottom="0cm" fo:line-height="100%" fo:background-color="#ffffff">
        <style:background-image/>
      </style:paragraph-properties>
    </style:style>
    <style:style style:name="P9" style:family="paragraph" style:parent-style-name="Standard">
      <style:paragraph-properties fo:margin-top="0cm" fo:margin-bottom="0cm" fo:line-height="100%" fo:background-color="#ffffff">
        <style:background-image/>
      </style:paragraph-properties>
      <style:text-properties style:font-name="Century Gothic" fo:font-size="10pt" fo:font-weight="bold" style:letter-kerning="true" style:font-name-asian="Times New Roman1" style:font-size-asian="10pt" style:language-asian="en" style:country-asian="GB" style:font-weight-asian="bold" style:font-name-complex="Helvetica" style:font-size-complex="10pt"/>
    </style:style>
    <style:style style:name="P10" style:family="paragraph" style:parent-style-name="Standard" style:master-page-name="Standard">
      <style:paragraph-properties style:page-number="auto"/>
    </style:style>
    <style:style style:name="P11" style:family="paragraph" style:parent-style-name="Normal_20__28_Web_29_">
      <style:paragraph-properties fo:background-color="#ffffff">
        <style:background-image/>
      </style:paragraph-properties>
    </style:style>
    <style:style style:name="P12" style:family="paragraph" style:parent-style-name="Normal_20__28_Web_29_">
      <style:paragraph-properties fo:background-color="#ffffff">
        <style:background-image/>
      </style:paragraph-properties>
      <style:text-properties style:font-name="Century Gothic" fo:font-size="10pt" style:font-size-asian="10pt" style:font-size-complex="10pt"/>
    </style:style>
    <style:style style:name="P13" style:family="paragraph" style:parent-style-name="Heading_20_2">
      <style:paragraph-properties fo:margin-top="0cm" fo:margin-bottom="0cm" fo:background-color="#ffffff">
        <style:background-image/>
      </style:paragraph-properties>
    </style:style>
    <style:style style:name="P14" style:family="paragraph" style:parent-style-name="body-text">
      <style:paragraph-properties fo:background-color="#ffffff">
        <style:background-image/>
      </style:paragraph-properties>
    </style:style>
    <style:style style:name="P15" style:family="paragraph" style:parent-style-name="body-text">
      <style:paragraph-properties fo:background-color="#ffffff">
        <style:background-image/>
      </style:paragraph-properties>
      <style:text-properties style:font-name="Century Gothic" fo:font-size="10pt" style:font-size-asian="10pt" style:font-size-complex="10pt"/>
    </style:style>
    <style:style style:name="P16" style:family="paragraph" style:parent-style-name="Heading_20_1">
      <style:paragraph-properties style:line-height-at-least="0.508cm"/>
    </style:style>
    <style:style style:name="T1" style:family="text">
      <style:text-properties style:font-name="Century Gothic" fo:font-size="10pt" style:font-size-asian="10pt" style:font-size-complex="10pt"/>
    </style:style>
    <style:style style:name="T2" style:family="text">
      <style:text-properties style:font-name="Century Gothic" fo:font-size="10pt" style:font-size-asian="10pt" style:font-name-complex="Arial1" style:font-size-complex="10pt"/>
    </style:style>
    <style:style style:name="T3" style:family="text">
      <style:text-properties style:font-name="Century Gothic" fo:font-size="10pt" style:font-size-asian="10pt" style:font-name-complex="Helvetica" style:font-size-complex="10pt" style:font-weight-complex="normal"/>
    </style:style>
    <style:style style:name="T4" style:family="text">
      <style:text-properties style:font-name="Century Gothic" fo:font-size="10pt" fo:font-weight="bold" style:font-size-asian="10pt" style:font-weight-asian="bold" style:font-size-complex="10pt"/>
    </style:style>
    <style:style style:name="T5" style:family="text">
      <style:text-properties style:font-name="Century Gothic" fo:font-size="10pt" fo:font-weight="bold" style:font-size-asian="10pt" style:font-weight-asian="bold" style:font-size-complex="10pt" style:font-weight-complex="bold"/>
    </style:style>
    <style:style style:name="T6" style:family="text">
      <style:text-properties style:font-name="Century Gothic" fo:font-size="10pt" fo:font-weight="bold" style:font-size-asian="10pt" style:font-weight-asian="bold" style:font-name-complex="Arial1" style:font-size-complex="10pt"/>
    </style:style>
    <style:style style:name="T7" style:family="text">
      <style:text-properties style:font-name="Century Gothic" fo:font-size="10pt" fo:font-weight="bold" style:font-size-asian="10pt" style:font-weight-asian="bold" style:font-name-complex="Arial1" style:font-size-complex="10pt" style:font-weight-complex="bold"/>
    </style:style>
    <style:style style:name="T8" style:family="text">
      <style:text-properties style:font-name="Century Gothic" fo:font-size="10pt" fo:font-weight="bold" style:letter-kerning="true" style:font-name-asian="Times New Roman1" style:font-size-asian="10pt" style:language-asian="en" style:country-asian="GB" style:font-weight-asian="bold" style:font-name-complex="Helvetica" style:font-size-complex="10pt"/>
    </style:style>
    <style:style style:name="T9" style:family="text">
      <style:text-properties style:font-name="Century Gothic" fo:font-size="10pt" fo:font-style="normal" fo:font-weight="bold" style:font-size-asian="10pt" style:font-style-asian="normal" style:font-weight-asian="bold" style:font-name-complex="Arial1" style:font-size-complex="10pt" style:font-style-complex="normal" style:font-weight-complex="bold"/>
    </style:style>
    <style:style style:name="T10" style:family="text">
      <style:text-properties style:font-name="Century Gothic" fo:font-size="10pt" fo:letter-spacing="0.021cm" fo:language="en" fo:country="US" style:font-size-asian="10pt" style:font-name-complex="Arial1" style:font-size-complex="10pt"/>
    </style:style>
    <style:style style:name="T11" style:family="text">
      <style:text-properties style:font-name="Century Gothic" fo:font-size="10pt" fo:letter-spacing="0.021cm" fo:language="en" fo:country="US" fo:font-weight="bold" style:font-size-asian="10pt" style:font-weight-asian="bold" style:font-name-complex="Arial1" style:font-size-complex="10pt"/>
    </style:style>
    <style:style style:name="T12" style:family="text">
      <style:text-properties fo:color="#00000a" style:font-name="Century Gothic" fo:font-size="10pt" style:font-size-asian="10pt" style:font-size-complex="10pt"/>
    </style:style>
    <style:style style:name="T13" style:family="text">
      <style:text-properties fo:color="#00000a" style:font-name="Century Gothic" fo:font-size="10pt" style:font-size-asian="10pt" style:font-name-complex="Segoe UI" style:font-size-complex="10pt"/>
    </style:style>
    <style:style style:name="T14" style:family="text">
      <style:text-properties fo:color="#00000a" style:font-name="Century Gothic" fo:font-size="10pt" style:letter-kerning="true" style:font-name-asian="Times New Roman1" style:font-size-asian="10pt" style:language-asian="en" style:country-asian="GB" style:font-name-complex="Helvetica" style:font-size-complex="10pt"/>
    </style:style>
    <style:style style:name="T15" style:family="text">
      <style:text-properties fo:color="#660099" style:font-name="Century Gothic" fo:font-size="10pt" style:text-underline-style="solid" style:text-underline-width="auto" style:text-underline-color="font-color" style:font-size-asian="10pt" style:font-name-complex="Arial1" style:font-size-complex="10pt"/>
    </style:style>
    <style:style style:name="T16" style:family="text">
      <style:text-properties fo:color="#222222" style:font-name="Century Gothic" fo:font-size="10pt" style:font-size-asian="10pt" style:font-name-complex="Arial1" style:font-size-complex="10pt"/>
    </style:style>
    <style:style style:name="T17" style:family="text">
      <style:text-properties fo:color="#333333" style:font-name="Century Gothic" fo:font-size="10pt" style:font-size-asian="10pt" style:font-size-complex="10pt"/>
    </style:style>
    <style:style style:name="T18" style:family="text">
      <style:text-properties fo:color="#000000" style:font-name="Century Gothic"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GoBack"/><text:span text:style-name="T4">COSMO </text:span></text:p>
      <text:p text:style-name="Standard"><text:span text:style-name="T4">This is where Molly Mae gets her hair extensions from</text:span></text:p>
      <text:p text:style-name="Standard"><text:span text:style-name="T4">We are OBSESSED</text:span></text:p>
      <text:p text:style-name="Standard"><text:span text:style-name="T4">By Roberto Schroeder <text:s text:c="2"/>Jun 17, 2019</text:span></text:p>
      <text:p text:style-name="P14"><text:span text:style-name="T1">If you weren’t hooked on this year’s Love Island from the start, we’re sure you are by now. But, if there’s one thing that’s distracting us from all the flirting and fall-outs, it’s Molly-Mae’s insanely dreamy hair.</text:span></text:p>
      <text:p text:style-name="P14"><text:span text:style-name="T1">And it seems we’re not alone, as last night the topic of her flawless hair extensions was one of many lighting up Twitter. If you, like us, are wondering how she gets her hair looking so perfect, then we have good news for you.</text:span></text:p>
      <text:p text:style-name="P14"><text:span text:style-name="T1">We’ve employed some killer investigative journalism skills to deduce that her hair extensions of choice are in fact from celeb fave </text:span><text:a xlink:type="simple" xlink:href="https://beautyworksonline.com/" text:style-name="Internet_20_link" text:visited-style-name="Visited_20_Internet_20_Link"><text:span text:style-name="T12">Beauty Works.</text:span></text:a><text:span text:style-name="T1"> While we're pretty sure she's wearing the bonded extensions in the villa, she's also been seen wearing the brand's 22-inch clip-in extension sets in the </text:span><text:a xlink:type="simple" xlink:href="https://beautyworksonline.com/22-double-hair-set-iced-blonde-613-18a.html" text:style-name="Internet_20_link" text:visited-style-name="Visited_20_Internet_20_Link"><text:span text:style-name="T12">Iced Blonde</text:span></text:a><text:span text:style-name="T1"> shade, as well as the slightly warmer, honeyed </text:span><text:a xlink:type="simple" xlink:href="https://beautyworksonline.com/22-double-hair-set-bergen-blonde.html" text:style-name="Internet_20_link" text:visited-style-name="Visited_20_Internet_20_Link"><text:span text:style-name="T12">Bergen Blonde</text:span></text:a><text:span text:style-name="T1">. And that's not all: we've even got the details on how she creates those perfect blow-out curls that everyone's asking about right now: turns out, she uses the brand's </text:span><text:a xlink:type="simple" xlink:href="https://www.lookfantastic.com/beauty-works-professional-styler/11582278.html" text:style-name="Internet_20_link" text:visited-style-name="Visited_20_Internet_20_Link"><text:span text:style-name="T12">Professional Styler</text:span></text:a><text:span text:style-name="T1">.</text:span></text:p>
      <text:p text:style-name="P15"/>
      <text:h text:style-name="P8" text:outline-level="1"><text:span text:style-name="T8">COSMO</text:span></text:h>
      <text:h text:style-name="P9" text:outline-level="1"/>
      <text:h text:style-name="P8" text:outline-level="1"><text:span text:style-name="T8">All the different ways to get beachy waves </text:span></text:h>
      <text:p text:style-name="P11"><text:span text:style-name="T1">Best for: Mermaid waves</text:span></text:p>
      <text:p text:style-name="P11"><text:span text:style-name="T1">By Victoria Jowlett <text:s text:c="2"/>March 14, 2019</text:span></text:p>
      <text:p text:style-name="P11"><text:span text:style-name="T1">Honestly, I wasn't expecting to like this... Mermaid waves might look cute on some people, but when you have long hair like I do, they can sometimes feel a little OTT. That being said, this hairstyle was the most popular with my friends, I received a ton of unexpected compliments and that convinced me to be more open-minded about the style. Beauty Works' hair waver heats up quickly and gives a long-lasting bend to the lengths. I opted for a more 'undone' finish, by leaving the ends straight and loosening the waves with a drop of hair serum after styling.</text:span></text:p>
      <text:p text:style-name="P12"/>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8" text:outline-level="1"><text:span text:style-name="T8">Beauty Blogger Ellie O’Donnell</text:span></text:h>
      <text:h text:style-name="P9" text:outline-level="1"/>
      <text:h text:style-name="P8" text:outline-level="1"><text:span text:style-name="T8">Best for Quality </text:span></text:h>
      <text:h text:style-name="P9" text:outline-level="1"/>
      <text:list xml:id="list8076534151843840993" text:style-name="Outline">
        <text:list-item>
          <text:list>
            <text:list-item>
              <text:h text:style-name="P13" text:outline-level="2"><text:soft-page-break/><text:span text:style-name="T14">Miss Ellie O’Donnell is known for her long golden blonde locks. With over 800k followers she shares snaps of her lifestyle around the world. She recently declared Beauty Works Invisi Tape-in hair extensions as her goto locks, adding “really loving the quality of these extensions” Ellie achieves her sun kissed golden locks using Santa Monica and Champagne Blonde.</text:span></text:h>
            </text:list-item>
          </text:list>
        </text:list-item>
      </text:list>
      <text:h text:style-name="P9" text:outline-level="1"/>
      <text:h text:style-name="P9" text:outline-level="1"/>
      <text:h text:style-name="P8" text:outline-level="1"><text:span text:style-name="T6">UK Fashion and Beauty blogger</text:span><text:span text:style-name="T8"> </text:span></text:h>
      <text:h text:style-name="P9" text:outline-level="1"/>
      <text:h text:style-name="P8" text:outline-level="1"><text:span text:style-name="T8">Sarah Ashcroft</text:span></text:h>
      <text:h text:style-name="P9" text:outline-level="1"/>
      <text:h text:style-name="P8" text:outline-level="1"><text:span text:style-name="T8">Extensions aren’t just for length.</text:span></text:h>
      <text:h text:style-name="P9" text:outline-level="1"/>
      <text:p text:style-name="P5"><text:span text:style-name="T1">With her friendly and honest approach to it’s no surprise that </text:span><text:span text:style-name="T5">@sarahashcroft </text:span><text:span text:style-name="T1">has more than 1 million followers on Instagram.<text:line-break/><text:line-break/>This beauty influencer regularly posts tutorials, demonstrating different hair and makeup and fashion videos to her followers.</text:span></text:p>
      <text:p text:style-name="P5"><text:span text:style-name="T1">She recently chopped of all her locks and went platinum blonde with a little help from Beauty Works hair extensions, she proves that extensions can not only be used for length, but volume and colour to match that gorgeous hair style. Sarah sues Slim Line Tape in hair extensions in shade Pure Platinum.</text:span></text:p>
      <text:p text:style-name="P5"><text:span text:style-name="T6">UK Makeup and Beauty blogger</text:span></text:p>
      <text:p text:style-name="P5"><text:span text:style-name="T6">Polly Marchant</text:span></text:p>
      <text:p text:style-name="P5"><text:span text:style-name="T2">Polly</text:span><text:span text:style-name="Emphasis"><text:span text:style-name="T9"> Marchant</text:span></text:span><text:span text:style-name="T2">, our ultimate Blonde Bombshell! Aged, 24, Polly successfully runs her own makeup brand Make up by Polly. With 430000 followers Polly is known for her Icey blonde mane. Whilst running a brand, multiple daily endorsements Polly takes time out her day to share her hair and makeup tips to her fan base. Polly recently shared her go to hairstyle for summer and revealed Beauty Works Beach Wave clip-in extensions and The Waver Styler as her go to summer style.</text:span></text:p>
      <text:p text:style-name="P2"/>
      <text:p text:style-name="P5"><text:span text:style-name="T6">Khloe Kardashian</text:span></text:p>
      <text:list xml:id="list32650236" text:continue-numbering="true" text:style-name="Outline">
        <text:list-item>
          <text:h text:style-name="P16" text:outline-level="1"><text:span text:style-name="T3">Khloé Kardashian Just Cut Her Hair Into A Platinum-Blonde Bob</text:span></text:h>
        </text:list-item>
      </text:list>
      <text:p text:style-name="P5"><text:span text:style-name="Emphasis"><text:span text:style-name="T9">Khloé Kardashian</text:span></text:span><text:span text:style-name="T2"> Just Cut Her </text:span><text:span text:style-name="Emphasis"><text:span text:style-name="T9">Hair</text:span></text:span><text:span text:style-name="T2"> Into A Platinum-Blonde Bob. ... In a selfie on Instagram, Khloe </text:span><text:span text:style-name="Emphasis"><text:span text:style-name="T9">Kardashian</text:span></text:span><text:span text:style-name="T2"> revealed that she took her long, wavy </text:span><text:span text:style-name="Emphasis"><text:span text:style-name="T9">hair</text:span></text:span><text:span text:style-name="T2"> and chopped it to just below her shoulders. With celebrity hairstylist Andrew Fitzsimons using Beauty Works Clip-in extensions to fill out volume and pack out her famous mane! Khloe uses shade Iced Blonde in Double Hair set Clip-ins.</text:span></text:p>
      <text:p text:style-name="P5"><text:span text:style-name="T2">Were honoured! </text:span></text:p>
      <text:p text:style-name="P1"/>
      <text:p text:style-name="P1"/>
      <text:p text:style-name="Standard"><text:span text:style-name="T4">CC Clarke</text:span></text:p>
      <text:p text:style-name="Standard"><text:soft-page-break/><text:span text:style-name="T2">Beauty Youtuber, entrepreneur and singer-songwriter </text:span><text:span text:style-name="T7">CC Clarke</text:span></text:p>
      <text:p text:style-name="Standard"><text:span text:style-name="T10">The UK’s leading digital influencer shares her recent hair appointment in London to her fan base declaring Beauty Works as “the best hair she’s ever tried” her </text:span><text:a xlink:type="simple" xlink:href="https://www.youtube.com/channel/UCf8IQSVoWAwQbyxkT6LEJ1g" text:style-name="Internet_20_link" text:visited-style-name="Visited_20_Internet_20_Link">Youtube channel</text:a><text:span text:style-name="T10"> shows everything from “how to” tutorials to vlogs, try-on hauls and travel videos, CC huge gang of loyal supporters over 2 million followers on Instagram. CC often experiments with her hair but is a major fan of Beauty Works.</text:span></text:p>
      <text:p text:style-name="P3"/>
      <text:p text:style-name="Standard"><text:span text:style-name="T11">Vogue Magazine</text:span></text:p>
      <text:p text:style-name="Standard"><text:span text:style-name="T11">( can you use this article ) and screen shot. Andrew/kourtney</text:span></text:p>
      <text:p text:style-name="P6"><text:a xlink:type="simple" xlink:href="file:///C:/Users/adrianpercival/Desktop/Projects/BeautyWorksOnline/Reviews-Page/Kardashian-Jenner%20Hairstylist%20Can't%20Live%20Without%20-Vogue%0Ahttps://www.vogue.com/.../a-celebrity-hairstylist-on-the-pro-tools-he-wont-..." text:style-name="Internet_20_link" text:visited-style-name="Visited_20_Internet_20_Link"><text:span text:style-name="T15"/></text:a></text:p>
      <text:p text:style-name="P7"><text:a xlink:type="simple" xlink:href="file:///C:/Users/adrianpercival/Desktop/Projects/BeautyWorksOnline/Reviews-Page/Kardashian-Jenner%20Hairstylist%20Can't%20Live%20Without%20-Vogue%0Ahttps://www.vogue.com/.../a-celebrity-hairstylist-on-the-pro-tools-he-wont-..." text:style-name="Internet_20_link" text:visited-style-name="Visited_20_Internet_20_Link"/></text:p>
      <text:p text:style-name="P6"><text:a xlink:type="simple" xlink:href="file:///C:/Users/adrianpercival/Desktop/Projects/BeautyWorksOnline/Reviews-Page/Kardashian-Jenner%20Hairstylist%20Can't%20Live%20Without%20-Vogue%0Ahttps://www.vogue.com/.../a-celebrity-hairstylist-on-the-pro-tools-he-wont-..." text:style-name="Internet_20_link" text:visited-style-name="Visited_20_Internet_20_Link"><text:span text:style-name="T7">Kardashian-Jenner Hairstylist Can't Live Without - Vogue</text:span></text:a></text:p>
      <text:p text:style-name="P6"><text:a xlink:type="simple" xlink:href="file:///C:/Users/adrianpercival/Desktop/Projects/BeautyWorksOnline/Reviews-Page/Kardashian-Jenner%20Hairstylist%20Can't%20Live%20Without%20-Vogue%0Ahttps://www.vogue.com/.../a-celebrity-hairstylist-on-the-pro-tools-he-wont-..." text:style-name="Internet_20_link" text:visited-style-name="Visited_20_Internet_20_Link"><text:span text:style-name="T2"><text:line-break/>https://www.vogue.com/.../a-celebrity-hairstylist-on-the-pro-tools-he-wont-...</text:span></text:a></text:p>
      <text:p text:style-name="P6"><text:a xlink:type="simple" xlink:href="file:///C:/Users/adrianpercival/Desktop/Projects/BeautyWorksOnline/Reviews-Page/Kardashian-Jenner%20Hairstylist%20Can't%20Live%20Without%20-Vogue%0Ahttps://www.vogue.com/.../a-celebrity-hairstylist-on-the-pro-tools-he-wont-..." text:style-name="Internet_20_link" text:visited-style-name="Visited_20_Internet_20_Link"><text:span text:style-name="T16"/></text:a></text:p>
      <text:p text:style-name="Standard"><text:span text:style-name="T17">When you're a celebrity hairstylist, working on-the-go is pretty standard. Just ask Andrew Fitzsimons, whose client roster includes Adriana Lima, Joan Smalls—oh, and every single member of the Kardashian-Jenner clan </text:span></text:p>
      <text:p text:style-name="Standard"><text:span text:style-name="T17">"Extensions are a huge part of my work. Who doesn't want longer, fuller hair?! I have an entire library of BeautyWorks Extensions with me at all times; they have something for everyone, including ombré and highlights, so it's super easy to shade-match. At home, you can just go to their website and pick the shade closest to your color. They also come in a variety of densities, like a double hair set (for voluminous, glam looks) as well as their Invisi-Clip-Ins, which I love for the sleek, straight styles. They’re thin enough to be put right up to the part and melt right in." BeautyWorks Clip In Extensions, for information </text:span><text:a xlink:type="simple" xlink:href="https://go.redirectingat.com/?id=100100X1555752&amp;xs=1&amp;url=https%3A%2F%2Fbeautyworksonline.com%2F18-double-hair-set-la-blonde-613-24.html&amp;sref=https%3A%2F%2Fwww.vogue.com%2Farticle%2Fa-celebrity-hairstylist-on-the-pro-tools-he-wont-leave-home-without-prime-day" text:style-name="Internet_20_link" text:visited-style-name="Visited_20_Internet_20_Link"><text:span text:style-name="T18">beautyworksonline.com</text:span></text:a></text:p>
      <text:p text:style-name="P4"/>
      <text:p text:style-name="P3"><text:bookmark-end text:name="_GoBack"/></text:p>
      <text:p text:style-name="P3"/>
      <text:p text:style-name="P3"/>
      <text:p text:style-name="Standard"><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en" style:country-asian="GB"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body-text"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GB" style:font-name-complex="Times New Roman1" style:font-size-complex="12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GB" style:font-name-complex="Times New Roman1"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language-asian="en" style:country-asian="GB" style:font-weight-asian="bold" style:font-name-complex="Times New Roman1"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szr5j" style:family="text" style:parent-style-name="Default_20_Paragraph_20_Font"/>
    <style:style style:name="apple-converted-space" style:family="text" style:parent-style-name="Default_20_Paragraph_20_Font"/>
    <style:style style:name="st1" style:family="text" style:parent-style-name="Default_20_Paragraph_20_Font"/>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HTML_20_Cite" style:display-name="HTML Cite" style:family="text" style:parent-style-name="Default_20_Paragraph_20_Font">
      <style:text-properties fo:font-style="italic" style:font-style-asian="italic" style:font-style-complex="italic"/>
    </style:style>
    <style:style style:name="st" style:family="text" style:parent-style-name="Default_20_Paragraph_20_Font"/>
    <style:style style:name="f"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nelope Cheshire</meta:initial-creator>
    <dc:creator>Penelope Cheshire</dc:creator>
    <meta:editing-cycles>1</meta:editing-cycles>
    <meta:creation-date>2019-08-16T14:25:00</meta:creation-date>
    <dc:date>2019-08-16T15:44:00</dc:date>
    <meta:editing-duration>PT1M19S</meta:editing-duration>
    <meta:generator>OpenOffice/4.1.6$Win32 OpenOffice.org_project/416m1$Build-9790</meta:generator>
    <meta:document-statistic meta:table-count="0" meta:image-count="0" meta:object-count="0" meta:page-count="3" meta:paragraph-count="37" meta:word-count="883" meta:character-count="5361"/>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2FEC932" xlink:href=""/>
  </office:meta>
</office:document-meta>
</file>